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96113"/>
    </style:style>
    <style:style style:name="P2" style:family="paragraph" style:parent-style-name="Standard" style:list-style-name="L1">
      <style:text-properties fo:font-weight="bold" officeooo:paragraph-rsid="00096113" style:font-weight-asian="bold" style:font-weight-complex="bold"/>
    </style:style>
    <style:style style:name="P3" style:family="paragraph" style:parent-style-name="Standard" style:list-style-name="L1">
      <style:text-properties fo:font-weight="bold" officeooo:paragraph-rsid="000ca307" style:font-weight-asian="bold" style:font-weight-complex="bold"/>
    </style:style>
    <style:style style:name="P4" style:family="paragraph" style:parent-style-name="Standard" style:list-style-name="L1">
      <style:text-properties fo:font-weight="bold" officeooo:paragraph-rsid="0014080d" style:font-weight-asian="bold" style:font-weight-complex="bold"/>
    </style:style>
    <style:style style:name="P5" style:family="paragraph" style:parent-style-name="Standard">
      <style:text-properties fo:font-weight="bold" officeooo:paragraph-rsid="00096113" style:font-weight-asian="bold" style:font-weight-complex="bold"/>
    </style:style>
    <style:style style:name="P6" style:family="paragraph" style:parent-style-name="Standard">
      <style:text-properties fo:font-weight="bold" officeooo:rsid="00096113" officeooo:paragraph-rsid="00096113" style:font-weight-asian="bold" style:font-weight-complex="bold"/>
    </style:style>
    <style:style style:name="P7" style:family="paragraph" style:parent-style-name="Standard">
      <style:text-properties fo:font-weight="bold" officeooo:rsid="000e7946" officeooo:paragraph-rsid="000e7946" style:font-weight-asian="bold" style:font-weight-complex="bold"/>
    </style:style>
    <style:style style:name="P8" style:family="paragraph" style:parent-style-name="Standard">
      <style:text-properties fo:font-weight="bold" officeooo:rsid="0012b6c1" officeooo:paragraph-rsid="0012b6c1" style:font-weight-asian="bold" style:font-weight-complex="bold"/>
    </style:style>
    <style:style style:name="P9" style:family="paragraph" style:parent-style-name="Standard" style:list-style-name="L3">
      <style:text-properties officeooo:paragraph-rsid="00096113"/>
    </style:style>
    <style:style style:name="P10" style:family="paragraph" style:parent-style-name="Standard">
      <style:text-properties fo:font-weight="normal" officeooo:paragraph-rsid="00096113" style:font-weight-asian="normal" style:font-weight-complex="normal"/>
    </style:style>
    <style:style style:name="P11" style:family="paragraph" style:parent-style-name="Standard">
      <style:text-properties fo:font-weight="normal" officeooo:rsid="000abd9b" officeooo:paragraph-rsid="000abd9b" style:font-weight-asian="normal" style:font-weight-complex="normal"/>
    </style:style>
    <style:style style:name="P12" style:family="paragraph" style:parent-style-name="Standard">
      <style:text-properties fo:font-weight="normal" officeooo:rsid="000ca5f4" officeooo:paragraph-rsid="000ca5f4" style:font-weight-asian="normal" style:font-weight-complex="normal"/>
    </style:style>
    <style:style style:name="P13" style:family="paragraph" style:parent-style-name="Standard">
      <style:text-properties fo:font-weight="normal" officeooo:rsid="000e7946" officeooo:paragraph-rsid="000e7946" style:font-weight-asian="normal" style:font-weight-complex="normal"/>
    </style:style>
    <style:style style:name="P14" style:family="paragraph" style:parent-style-name="Standard">
      <style:text-properties fo:font-weight="normal" officeooo:rsid="000fbd3e" officeooo:paragraph-rsid="000fbd3e" style:font-weight-asian="normal" style:font-weight-complex="normal"/>
    </style:style>
    <style:style style:name="P15" style:family="paragraph" style:parent-style-name="Standard">
      <style:text-properties fo:font-weight="normal" officeooo:rsid="00105f57" officeooo:paragraph-rsid="00105f57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14080d" officeooo:paragraph-rsid="0014080d" style:font-weight-asian="normal" style:font-weight-complex="normal"/>
    </style:style>
    <style:style style:name="P17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18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9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20" style:family="paragraph" style:parent-style-name="Text_20_body">
      <style:text-properties officeooo:paragraph-rsid="000fbd3e"/>
    </style:style>
    <style:style style:name="P21" style:family="paragraph">
      <style:paragraph-properties fo:text-align="center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3" style:family="paragraph">
      <loext:graphic-properties draw:fill="none" draw:fill-color="#ffffff"/>
    </style:style>
    <style:style style:name="T1" style:family="text">
      <style:text-properties fo:font-weight="bold"/>
    </style:style>
    <style:style style:name="T2" style:family="text">
      <style:text-properties fo:font-weight="bold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96113" style:font-weight-asian="normal" style:font-weight-complex="normal"/>
    </style:style>
    <style:style style:name="T5" style:family="text">
      <style:text-properties fo:font-weight="normal" officeooo:rsid="000ca5f4" style:font-weight-asian="normal" style:font-weight-complex="normal"/>
    </style:style>
    <style:style style:name="T6" style:family="text">
      <style:text-properties officeooo:rsid="000fbd3e"/>
    </style:style>
    <style:style style:name="T7" style:family="text">
      <style:text-properties officeooo:rsid="00149f8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vg:stroke-width="0.199cm" svg:stroke-color="#ff0000" draw:marker-start="Arrow" draw:marker-start-width="0.651cm" draw:marker-end-width="0.651cm" draw:textarea-horizontal-align="center" draw:textarea-vertical-align="middle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101cm" svg:stroke-color="#000000" draw:marker-start-width="0.503cm" draw:marker-end-width="0.503cm" draw:fill="none" draw:fill-color="#ffffff" draw:textarea-vertical-align="middle" fo:min-height="1.13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130295514" text:style-name="L1">
        <text:list-item>
          <text:p text:style-name="P2">1. Busca información sobre XHTML y HTML. Para que sirven, principales características, versiones y que mejoras integra cada una de ellas. Diferencias entre ambas.</text:p>
        </text:list-item>
      </text:list>
      <text:p text:style-name="P5"><text:span text:style-name="T4">La función basica de Xml es de almacenar y transportar datos , el HTML sirve para representar la información en una página web</text:span></text:p>
      <text:p text:style-name="P5"><text:span text:style-name="T4"/></text:p>
      <text:p text:style-name="P1"><text:span text:style-name="T4">Caracteristicas del HTML:</text:span></text:p>
      <text:list text:style-name="L3">
        <text:list-item>
          <text:p text:style-name="P9"><text:span text:style-name="T3">Es fácil de usar y entender.</text:span></text:p>
        </text:list-item>
      </text:list>
      <text:list text:style-name="L2">
        <text:list-item>
          <text:p text:style-name="P17">Es utilizado para crear páginas web.</text:p>
        </text:list-item>
        <text:list-item>
          <text:p text:style-name="P17">Permite describir hipertextos.</text:p>
        </text:list-item>
        <text:list-item>
          <text:p text:style-name="P18">Permite que el usuario se mueva por cualquier sitio de Internet haciendo clic en un texto específico —hipervínculo—.</text:p>
        </text:list-item>
      </text:list>
      <text:p text:style-name="P6"><text:span text:style-name="T3">La versión actual del HTML es la versión 5 y la del XML es la 1.</text:span></text:p>
      <text:list xml:id="list140119559712724" text:continue-list="list2130295514" text:style-name="L1">
        <text:list-item>
          <text:p text:style-name="P2">2. Busca información sobre XML. Utilidad que tiene, principales características y versiones.</text:p>
        </text:list-item>
      </text:list>
      <text:p text:style-name="P14"/>
      <text:p text:style-name="P10">- <text:span text:style-name="T6">Son faciles de leer</text:span></text:p>
      <text:p text:style-name="P20"><text:span text:style-name="T3">- Los documentos XML</text:span><text:span text:style-name="T2"> </text:span><text:span text:style-name="T3">son sencillos de procesar.</text:span></text:p>
      <text:p text:style-name="P20"><text:span text:style-name="T3">- </text:span>Es un lenguaje que tiene una gran compatibilidad con SGML.</text:p>
      <text:list text:style-name="L4">
        <text:list-header>
          <text:p text:style-name="P19">- El lenguaje <text:span text:style-name="T6">XML</text:span><text:span text:style-name="T1"> </text:span>es sencillo de estructurar con lo que se pueden diferenciar fácilmente las distintas partes de un documento.</text:p>
        </text:list-header>
      </text:list>
      <text:p text:style-name="P14">La version actual del XML es la 1.<text:line-break/></text:p>
      <text:list text:continue-list="list140119559712724" text:style-name="L1">
        <text:list-item>
          <text:p text:style-name="P2">3. ¿En que se diferencia un lenguaje de marcas a un lenguaje de programación?</text:p>
        </text:list-item>
      </text:list>
      <text:p text:style-name="P11">Que el lenguaje de marcas representa la información, y el lenguaje de programación procesa la información, la manipula, etc.</text:p>
      <text:list text:continue-numbering="true" text:style-name="L1">
        <text:list-item>
          <text:p text:style-name="P2">4. Busca más información sobre ISO y W3C. ¿En qué nos afectará a nosotros para realizar las distintas Web a lo largo del curso?</text:p>
        </text:list-item>
      </text:list>
      <text:p text:style-name="P14">Nos facilita el desarrollo de las páginas web</text:p>
      <text:list text:continue-numbering="true" text:style-name="L1">
        <text:list-item>
          <text:p text:style-name="P2">5. Busca ejemplos sobre al menos un lenguaje de presentación, uno descriptivo y otro procedimental.</text:p>
        </text:list-item>
      </text:list>
      <text:p text:style-name="P14">Lenguaje de presentacion: RTF. Lenguaje descriptivo: <text:span text:style-name="T7">XML. Procedimental: HTML</text:span></text:p>
      <text:list text:continue-numbering="true" text:style-name="L1">
        <text:list-item>
          <text:p text:style-name="P3">6. Averigua cómo se puede ver el código fuente de una página web y visualizarlo en algunas webs. </text:p>
        </text:list-item>
      </text:list>
      <text:p text:style-name="P12">Haciendo click derecho en dicha página y dándola a inspeccionar.</text:p>
      <text:list text:continue-numbering="true" text:style-name="L1">
        <text:list-item>
          <text:p text:style-name="P4">7. Indica las características más destacables de los lenguajes de marcas.</text:p>
          <text:p text:style-name="P16">Las caracteristicas más destacables de los lenguajes de marcas son:<text:line-break/>- Solo estan formados por etiquetas</text:p>
          <text:p text:style-name="P16">- No procesan la informacion, solo la representan.</text:p>
          <text:p text:style-name="P4"><text:s/>El ejemplo más representativo de lenguaje de marcas orientado a la presentación de información es: <text:span text:style-name="T5">HTML</text:span></text:p>
        </text:list-item>
        <text:list-item>
          <text:p text:style-name="P2">8. HTML es un lenguaje de marcas creado a partir de: <text:s/><text:span text:style-name="T5">Etiquetas</text:span></text:p>
        </text:list-item>
        <text:list-item>
          <text:p text:style-name="P2">9. XMl es un lenguaje de marcas derivado de: <text:span text:style-name="T5">SGML</text:span></text:p>
        </text:list-item>
        <text:list-item>
          <text:p text:style-name="P2">10. XHTML es un lenguaje derivado de: <text:span text:style-name="T5">XML</text:span></text:p>
        </text:list-item>
        <text:list-item>
          <text:p text:style-name="P2">11. ¿Cuál es el dialecto XML que se utiliza para representar gráficos?</text:p>
        </text:list-item>
      </text:list>
      <text:p text:style-name="P13">X3D , para representar imágenes 3D. Y GML para la representación geográfica.</text:p>
      <text:list text:continue-numbering="true" text:style-name="L1">
        <text:list-item>
          <text:p text:style-name="P2">12. Escribe cual es el dialecto XML empleado para funciones matemáticas.</text:p>
        </text:list-item>
      </text:list>
      <text:p text:style-name="P13">MathML</text:p>
      <text:list text:continue-numbering="true" text:style-name="L1">
        <text:list-item>
          <text:p text:style-name="P2">13. ¿Qué lenguaje de marcas se utiliza en el diseño de los servicios web?</text:p>
        </text:list-item>
      </text:list>
      <text:p text:style-name="P13"><text:soft-page-break/>XML</text:p>
      <text:list text:continue-numbering="true" text:style-name="L1">
        <text:list-item>
          <text:p text:style-name="P2">14. Realizar un pequeño esquema de la evolución de los lenguajes de marcas</text:p>
        </text:list-item>
      </text:list>
      <text:p text:style-name="P7"/>
      <text:p text:style-name="P7"><draw:frame text:anchor-type="paragraph" draw:z-index="2" draw:name="Marco de texto 3" draw:style-name="gr2" draw:text-style-name="P23" svg:width="1.694cm" svg:height="1.138cm" svg:x="7.627cm" svg:y="-0.291cm"><draw:text-box><text:p text:style-name="P22">XML</text:p></draw:text-box></draw:frame><draw:frame text:anchor-type="paragraph" draw:z-index="4" draw:name="Marco de texto 5" draw:style-name="gr2" draw:text-style-name="P23" svg:width="1.694cm" svg:height="1.138cm" svg:x="11.093cm" svg:y="-0.37cm"><draw:text-box><text:p text:style-name="P22">Dialectos <text:s/>XML</text:p></draw:text-box></draw:frame><draw:line text:anchor-type="paragraph" draw:z-index="7" draw:name="Línea 2" draw:style-name="gr1" draw:text-style-name="P21" svg:x1="7.627cm" svg:y1="0.238cm" svg:x2="5.722cm" svg:y2="1.085cm"><text:p/></draw:line><draw:line text:anchor-type="paragraph" draw:z-index="9" draw:name="Línea 4" draw:style-name="gr1" draw:text-style-name="P21" svg:x1="11.093cm" svg:y1="0.37cm" svg:x2="9.32cm" svg:y2="0.37cm"><text:p/></draw:line></text:p>
      <text:p text:style-name="P8"><draw:line text:anchor-type="paragraph" draw:z-index="10" draw:name="Línea 5" draw:style-name="gr1" draw:text-style-name="P21" svg:x1="10.987cm" svg:y1="1.577cm" svg:x2="9.32cm" svg:y2="0.36cm"><text:p/></draw:line></text:p>
      <text:p text:style-name="P8"><draw:frame text:anchor-type="paragraph" draw:z-index="0" draw:name="Marco de texto 1" draw:style-name="gr2" draw:text-style-name="P23" svg:width="1.694cm" svg:height="1.138cm" svg:x="0.139cm" svg:y="0.005cm"><draw:text-box><text:p text:style-name="P22">GML</text:p></draw:text-box></draw:frame><draw:frame text:anchor-type="paragraph" draw:z-index="1" draw:name="Marco de texto 2" draw:style-name="gr2" draw:text-style-name="P23" svg:width="1.694cm" svg:height="1.138cm" svg:x="4.029cm" svg:y="0.111cm"><draw:text-box><text:p text:style-name="P22">SGML</text:p></draw:text-box></draw:frame></text:p>
      <text:p text:style-name="P8"><draw:line text:anchor-type="paragraph" draw:z-index="6" draw:name="Línea 1" draw:style-name="gr1" draw:text-style-name="P21" svg:x1="4.029cm" svg:y1="0.18cm" svg:x2="1.833cm" svg:y2="0.206cm"><text:p/></draw:line></text:p>
      <text:p text:style-name="P8"><draw:frame text:anchor-type="paragraph" draw:z-index="3" draw:name="Marco de texto 4" draw:style-name="gr2" draw:text-style-name="P23" svg:width="1.694cm" svg:height="1.138cm" svg:x="7.521cm" svg:y="0.143cm"><draw:text-box><text:p text:style-name="P22">HTML</text:p></draw:text-box></draw:frame><draw:frame text:anchor-type="paragraph" draw:z-index="5" draw:name="Marco de texto 6" draw:style-name="gr2" draw:text-style-name="P23" svg:width="1.694cm" svg:height="1.138cm" svg:x="10.987cm" svg:y="0.116cm"><draw:text-box><text:p text:style-name="P22">XHTML</text:p></draw:text-box></draw:frame><draw:line text:anchor-type="paragraph" draw:z-index="8" draw:name="Línea 3" draw:style-name="gr1" draw:text-style-name="P21" svg:x1="7.521cm" svg:y1="0.778cm" svg:x2="5.722cm" svg:y2="0.275cm"><text:p/></draw:line></text:p>
      <text:p text:style-name="P8"><draw:line text:anchor-type="paragraph" draw:z-index="11" draw:name="Línea 6" draw:style-name="gr1" draw:text-style-name="P21" svg:x1="10.988cm" svg:y1="0.291cm" svg:x2="9.215cm" svg:y2="0.291cm"><text:p/></draw:line></text:p>
      <text:p text:style-name="P8"/>
      <text:p text:style-name="P7"/>
      <text:list text:continue-numbering="true" text:style-name="L1">
        <text:list-item>
          <text:p text:style-name="P2">15. Visita el siguiente enlace, y observa los distintos LLMM que existen. Cuáles te llaman la atención y porqué. </text:p>
        </text:list-item>
      </text:list>
      <text:p text:style-name="P15">Atom, porque hay un editor <text:s/>de código que se llama Atom.</text:p>
      <text:p text:style-name="P15">JSON: Porque lo uso mucho para almacenar datos y hacerme esquemas y t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3:10:21.806000000</meta:creation-date>
    <dc:date>2023-09-21T14:01:19.104000000</dc:date>
    <meta:editing-duration>PT50M51S</meta:editing-duration>
    <meta:editing-cycles>13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39" meta:word-count="490" meta:character-count="2817" meta:non-whitespace-character-count="2381"/>
  </office:meta>
</office:document-meta>
</file>